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1FD6607C774A8F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437in" svg:height="5.1516in" draw:z-index="0"><draw:image xlink:href="Pictures/1000020100000780000004B01FD6607C774A8FB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45:48.009037760</meta:creation-date>
    <dc:date>2019-03-14T10:46:34.693121632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